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6pt" officeooo:rsid="001116f4" officeooo:paragraph-rsid="00186607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font-size="2pt" officeooo:rsid="001116f4" officeooo:paragraph-rsid="00166382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officeooo:rsid="001116f4" officeooo:paragraph-rsid="008d6aa0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2pt" officeooo:rsid="001116f4" officeooo:paragraph-rsid="002c1591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font-size="2pt" fo:font-weight="bold" officeooo:rsid="001116f4" officeooo:paragraph-rsid="005c79d1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pt" fo:font-weight="bold" officeooo:rsid="011e0164" officeooo:paragraph-rsid="00b480e6" style:font-size-asian="2pt" style:font-weight-asian="bold" style:font-size-complex="2pt" style:font-weight-complex="bold"/>
    </style:style>
    <style:style style:name="P8" style:family="paragraph" style:parent-style-name="Standard">
      <style:paragraph-properties>
        <style:tab-stops>
          <style:tab-stop style:position="16.113cm"/>
        </style:tab-stops>
      </style:paragraph-properties>
      <style:text-properties style:font-name="Arial" fo:font-size="3pt" officeooo:paragraph-rsid="00106a3a" style:font-size-asian="3pt" style:font-size-complex="3pt"/>
    </style:style>
    <style:style style:name="P9" style:family="paragraph" style:parent-style-name="Standard">
      <style:paragraph-properties fo:text-align="start" style:justify-single-word="false" fo:break-before="page"/>
      <style:text-properties fo:font-size="2pt" fo:font-weight="bold" officeooo:rsid="008bc0b3" officeooo:paragraph-rsid="008bc0b3" style:font-size-asian="2pt" style:font-weight-asian="bold" style:font-size-complex="2pt" style:font-weight-complex="bold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text-position="0% 100%" style:font-name="DejaVu Sans" fo:font-size="22pt" fo:font-weight="bold" officeooo:rsid="01172ca1" officeooo:paragraph-rsid="0120f293" style:font-size-asian="22pt" style:font-weight-asian="bold" style:font-size-complex="22pt" style:font-weight-complex="bold"/>
    </style:style>
    <style:style style:name="P12" style:family="paragraph" style:parent-style-name="Standard" style:master-page-name="Standard">
      <style:paragraph-properties style:page-number="auto" fo:break-before="page"/>
      <style:text-properties style:font-name="Arial" fo:font-size="3pt" officeooo:paragraph-rsid="00106a3a" style:font-size-asian="3pt" style:font-size-complex="3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text-position="0% 100%" style:font-name="DejaVu Sans" fo:font-size="12pt" fo:font-weight="bold" officeooo:rsid="01172ca1" officeooo:paragraph-rsid="0120f293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2d84ce" style:font-size-asian="10pt" style:font-size-complex="10pt"/>
    </style:style>
    <style:style style:name="T3" style:family="text">
      <style:text-properties officeooo:rsid="012d84ce"/>
    </style:style>
    <style:style style:name="fr1" style:family="graphic" style:parent-style-name="Frame">
      <style:graphic-properties fo:margin-top="0.101cm" fo:margin-bottom="0cm" style:run-through="foreground" style:protect="none" style:wrap="parallel" style:number-wrapped-paragraphs="no-limit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'fr_FR')&gt;">&lt;setLang&gt;</text:text-input></text:p>
      <text:p text:style-name="P8"><text:text-input text:description="&lt;for each='o in objects'&gt;">&lt;for o in objects&gt;</text:text-input></text:p>
      <text:p text:style-name="P4"><draw:frame draw:style-name="fr1" draw:name="image: asbarcode('Code128', o.name, width=156, height=38)" text:anchor-type="as-char" svg:y="-0.656cm" svg:width="4.741cm" draw:z-index="0"><draw:text-box fo:min-height="0.79cm"><text:p text:style-name="P10"/></draw:text-box></draw:frame></text:p>
      <text:p text:style-name="P4"/>
      <text:p text:style-name="P4"/>
      <text:p text:style-name="P13"><text:span text:style-name="T3">LN/SN:</text:span><text:text-input text:description="&lt;o.name&gt;">LN/SN</text:text-input></text:p>
      <text:p text:style-name="P11"><text:span text:style-name="T1"><text:text-input text:description="&lt;o.product_id.display_name&gt;">FT1_09-02-2/3</text:text-input></text:span></text:p>
      <text:p text:style-name="P5"/>
      <text:p text:style-name="P5"><text:text-input text:description="&lt;if test='o!=objects[-1]'&gt;">&lt;if not last&gt;</text:text-input></text:p>
      <text:p text:style-name="P7"/>
      <text:p text:style-name="P9"/>
      <text:p text:style-name="P6"><text:text-input text:description="&lt;/if&gt;">&lt;/if&gt;</text:text-input></text:p>
      <text:p text:style-name="P2"/>
      <text:p text:style-name="P3"><text:text-input text:description="&lt;/for&gt;">&lt;/for&gt;</text:text-input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84cm" fo:page-height="3.84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1-08T17:02:16.907714629</meta:creation-date>
    <meta:editing-duration>P1DT9H40M55S</meta:editing-duration>
    <meta:editing-cycles>209</meta:editing-cycles>
    <meta:generator>LibreOffice/6.3.4.2$Linux_X86_64 LibreOffice_project/30$Build-2</meta:generator>
    <dc:date>2020-01-23T16:42:40.785871549</dc:date>
    <meta:document-statistic meta:table-count="0" meta:image-count="0" meta:object-count="0" meta:page-count="2" meta:paragraph-count="8" meta:word-count="27" meta:character-count="89" meta:non-whitespace-character-count="84"/>
  </office:meta>
</office:document-meta>
</file>